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d67" officeooo:paragraph-rsid="00164d67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4d67" officeooo:paragraph-rsid="00164d67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64d67" officeooo:paragraph-rsid="00164d67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0efa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9279" officeooo:paragraph-rsid="00179279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c10" officeooo:paragraph-rsid="00187c10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f9c" officeooo:paragraph-rsid="00187f9c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f9c" officeooo:paragraph-rsid="001a45cc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4ae" officeooo:paragraph-rsid="001db4ae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efc5" officeooo:paragraph-rsid="001eefc5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0efa" officeooo:paragraph-rsid="002c0efa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217f" officeooo:paragraph-rsid="0033217f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eefc5" officeooo:paragraph-rsid="001eefc5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</style:style>
    <style:style style:name="P17" style:family="paragraph" style:parent-style-name="Preformatted_20_Text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0efa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efc5" officeooo:paragraph-rsid="001eefc5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officeooo:rsid="001676e6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color="#1155cc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. Create a table with a large number of records (you can find it with a google search or use this link - <text:a xlink:type="simple" xlink:href="https://github.com/datacharmer/test_db" text:style-name="Internet_20_link" text:visited-style-name="Visited_20_Internet_20_Link"><text:span text:style-name="T5">https://github.com/datacharmer/test_db</text:span></text:a>). Use MySQL Database.One can setup MySQL on localhost. Write some basic queries using python. Suppose you want to process/fetch a large number of records using python while keeping your memory usage low. Think of approaches on how to accomplish this and Implement.</text:p>
      <text:p text:style-name="P4">Hint: Use Generator</text:p>
      <text:p text:style-name="P4"/>
      <text:p text:style-name="P13">generator_db_operations/main.py</text:p>
      <text:p text:style-name="P5"/>
      <text:p text:style-name="P5"><text:bookmark text:name="docs-internal-guid-c21c63ce-7fff-3103-6748-014fcd7d1b14"/>*2. Define a class Person and its two child classes: Male and Female. All classes have a</text:p>
      <text:p text:style-name="P4">method "get_gender" which can print "Male" for Male class and "Female" for Female</text:p>
      <text:p text:style-name="P4">Class.</text:p>
      <text:p text:style-name="P4"/>
      <text:p text:style-name="P4">Bonus: Make class Person an abstract class and make get_gender an abstract method in the same class. The two child classes must inherit and implement get_gender. i.,e, When trying to initialize an object of class Person, the program must throw error.</text:p>
      <text:p text:style-name="P4">Hint:</text:p>
      <text:p text:style-name="P16"><text:span text:style-name="T4">Use abc library (comes natively with Python3) </text:span><text:a xlink:type="simple" xlink:href="https://www.python-course.eu/python3_abstract_classes.php" text:style-name="Internet_20_link" text:visited-style-name="Visited_20_Internet_20_Link"><text:span text:style-name="T3">https://www.python-course.eu/python3_abstract_classes.php</text:span></text:a></text:p>
      <text:p text:style-name="P12"/>
      <text:p text:style-name="P4">3. With a given list [12,24,35,24,88,120,155,88,120,155], write a program to print this list</text:p>
      <text:p text:style-name="P4">after removing all duplicate values with original order reserved.</text:p>
      <text:p text:style-name="P1">Set.py</text:p>
      <text:p text:style-name="P1"/>
      <text:p text:style-name="P3"><text:bookmark text:name="docs-internal-guid-fc9f5974-7fff-e33d-1fd9-a52e153cec90"/>4. <text:span text:style-name="T1">Write a program to generate a 3*5*8 3D array whose each element is 0.</text:span></text:p>
      <text:p text:style-name="P2">threeD.py</text:p>
      <text:p text:style-name="P2"/>
      <text:p text:style-name="P2"><text:bookmark text:name="docs-internal-guid-9baf5f27-7fff-e199-429e-3994158447b7"/><text:span text:style-name="T2">5. </text:span>Write a binary search function which searches an item in a sorted list. The function</text:p>
      <text:p text:style-name="P4">should return the index of element to be searched in the list.</text:p>
      <text:p text:style-name="P6">Search.py<text:tab/></text:p>
      <text:p text:style-name="P4"/>
      <text:p text:style-name="P4">6. Write a program using generator to print the numbers which can be divisible by 5</text:p>
      <text:p text:style-name="P4">and 7 between 0 and n in comma separated form while n is input by console.</text:p>
      <text:p text:style-name="P6">Divisble57.py</text:p>
      <text:p text:style-name="P6"/>
      <text:p text:style-name="P6"><text:bookmark text:name="docs-internal-guid-27d317e7-7fff-0fa8-d335-b01ef8fdc5cf"/>7. Assuming that we have some email addresses in the "username@companyname.com"</text:p>
      <text:p text:style-name="P4">format, write a program to print the company name of a given email address. Both user</text:p>
      <text:p text:style-name="P4">names and company names are composed of letters only.</text:p>
      <text:p text:style-name="P7"><text:soft-page-break/>Email.py</text:p>
      <text:p text:style-name="P7"/>
      <text:p text:style-name="P7"><text:bookmark text:name="docs-internal-guid-0ecb07cf-7fff-7a1d-846c-7d29207bdbc7"/>8. Write a program which can map() to make a list whose elements are square of numbers</text:p>
      <text:p text:style-name="P4">between 1 and 20 (both included).</text:p>
      <text:p text:style-name="P4">Hints:</text:p>
      <text:p text:style-name="P4">Use map() to generate a list.</text:p>
      <text:p text:style-name="P4">Use Lambda to define anonymous functions.</text:p>
      <text:p text:style-name="P8">Square.py</text:p>
      <text:p text:style-name="P8"/>
      <text:p text:style-name="P8"><text:bookmark text:name="docs-internal-guid-b7fd6d57-7fff-108d-2d3a-d0ac1dfa6ddb"/>9. Implement a program dir_tree.py that takes a directory as argument and prints all the files</text:p>
      <text:p text:style-name="P4">in that directory recursively as a tree. </text:p>
      <text:p text:style-name="P4">Hint: Use os.listdir and os.path.isdir functions.</text:p>
      <text:p text:style-name="P9">dir_tree.py</text:p>
      <text:p text:style-name="P9"><text:bookmark text:name="docs-internal-guid-34472916-7fff-3ffd-4aea-a4e584bcbe39"/></text:p>
      <text:p text:style-name="P4">10. Write an iterator class ReverseIter, that takes a list and iterates it from the reverse</text:p>
      <text:p text:style-name="P4">Direction.</text:p>
      <text:p text:style-name="P10">Iterator.py</text:p>
      <text:p text:style-name="Text_20_body"/>
      <text:p text:style-name="P4">*11. Write a program anti_html.py that takes a URL as argument, downloads the html from web</text:p>
      <text:p text:style-name="P4">and print it after stripping html tags.</text:p>
      <text:p text:style-name="P11">anti_html.py</text:p>
      <text:p text:style-name="P11"/>
      <text:p text:style-name="P14"><text:bookmark text:name="docs-internal-guid-aa2b5ee1-7fff-aa68-dbf3-a315e1134a11"/>Unit testing (TDD):</text:p>
      <text:p text:style-name="P4">Please check the github link below to understand the assignment and the deliverables as mentioned in README.md of the project.</text:p>
      <text:p text:style-name="P16"><text:a xlink:type="simple" xlink:href="https://github.com/anidok/python-tdd-classroom" text:style-name="Internet_20_link" text:visited-style-name="Visited_20_Internet_20_Link"><text:span text:style-name="T3"/></text:a></text:p>
      <text:p text:style-name="P15">https://github.com/Grokr-Purvi/python-tdd-classroom/tree/feature/functionimplementations</text:p>
      <text:p text:style-name="P11"/>
      <text:p text:style-name="P14"><text:bookmark text:name="docs-internal-guid-88db8ac4-7fff-4ba1-ab88-749dd34cb38f"/>Mocking:</text:p>
      <text:p text:style-name="P4">Please check the github link below to understand the assignment and the deliverables as mentioned in README.md of the project.</text:p>
      <text:p text:style-name="P16"><text:a xlink:type="simple" xlink:href="https://github.com/anidok/python-unittest-mocking-classroom" text:style-name="Internet_20_link" text:visited-style-name="Visited_20_Internet_20_Link"><text:span text:style-name="T3"/></text:a></text:p>
      <text:p text:style-name="P15">https://github.com/Grokr-Purvi/python-unittest-mocking-classroom/tree/feature/implement-functions</text:p>
      <text:p text:style-name="P11"/>
      <text:p text:style-name="P11"/>
      <text:p text:style-name="P11"/>
      <text:p text:style-name="P11"/>
      <text:p text:style-name="P11"/>
      <text:p text:style-name="P14"><text:bookmark text:name="docs-internal-guid-26d167bc-7fff-7927-a355-76e6e402402d"/><text:soft-page-break/>Rest API:</text:p>
      <text:list xml:id="list3890124456" text:style-name="L1">
        <text:list-item>
          <text:p text:style-name="P21"><text:span text:style-name="T4">Create a Rest API in python using flask which supports the following operations on the Northwind dataset(You can get the data from </text:span><text:a xlink:type="simple" xlink:href="https://drive.google.com/file/d/11D6aORzzGdiPhWj8JSC8QdB41L_0A5k9/view?usp=sharing" text:style-name="Internet_20_link" text:visited-style-name="Visited_20_Internet_20_Link"><text:span text:style-name="T3">here</text:span></text:a><text:span text:style-name="T4">) –</text:span></text:p>
        </text:list-item>
      </text:list>
      <text:list xml:id="list3851581936" text:style-name="L2">
        <text:list-item>
          <text:p text:style-name="P23">Insert, update and select on customers</text:p>
        </text:list-item>
        <text:list-item>
          <text:p text:style-name="P23">Insert, update and select on products</text:p>
        </text:list-item>
        <text:list-item>
          <text:p text:style-name="P23">Insert, update and select on orders</text:p>
        </text:list-item>
        <text:list-item>
          <text:p text:style-name="P23">Order history of given customer</text:p>
        </text:list-item>
      </text:list>
      <text:list xml:id="list1297682936" text:style-name="L3">
        <text:list-item>
          <text:p text:style-name="P24">Follow industry standards while writing the code and include basic schema and data validations and also use MVC model and ORM.</text:p>
        </text:list-item>
        <text:list-item>
          <text:p text:style-name="P22">Use github for version control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09:53:58.463050834</meta:creation-date>
    <dc:date>2021-01-21T10:52:46.961002221</dc:date>
    <meta:editing-duration>PT7H55M38S</meta:editing-duration>
    <meta:editing-cycles>11</meta:editing-cycles>
    <meta:generator>LibreOffice/6.2.8.2$Linux_X86_64 LibreOffice_project/20$Build-2</meta:generator>
    <meta:document-statistic meta:table-count="0" meta:image-count="0" meta:object-count="0" meta:page-count="3" meta:paragraph-count="54" meta:word-count="525" meta:character-count="3365" meta:non-whitespace-character-count="2898"/>
  </office:meta>
</office:document-meta>
</file>